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4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1" style:family="table-cell" style:parent-style-name="Porcentaje" style:data-style-name="N1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4" style:family="table-cell" style:parent-style-name="Porcentaje" style:data-style-name="N1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Porcentaje" style:data-style-name="N1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16377" table:default-cell-style-name="ce8"/>
        <table:table-row table:style-name="ro1">
          <table:table-cell table:style-name="ce5"/>
          <table:table-cell office:value-type="string" table:style-name="ce6">
            <text:p>Dosis entregadas Pfizer (1)</text:p>
          </table:table-cell>
          <table:table-cell office:value-type="string" table:style-name="ce6">
            <text:p>Dosis entregadas Moderna (1)</text:p>
          </table:table-cell>
          <table:table-cell office:value-type="string" table:style-name="ce6">
            <text:p>Total Dosis entregadas (1)</text:p>
          </table:table-cell>
          <table:table-cell office:value-type="string" table:style-name="ce6">
            <text:p>Dosis administradas (2)</text:p>
          </table:table-cell>
          <table:table-cell office:value-type="string" table:style-name="ce6">
            <text:p>% sobre entregadas</text:p>
          </table:table-cell>
          <table:table-cell office:value-type="string" table:style-name="ce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ndalucía</text:p>
          </table:table-cell>
          <table:table-cell office:value-type="float" office:value="209520" table:style-name="ce10">
            <text:p>209.520</text:p>
          </table:table-cell>
          <table:table-cell office:value-type="float" office:value="6800" table:style-name="ce10">
            <text:p>6.800</text:p>
          </table:table-cell>
          <table:table-cell office:value-type="float" office:value="216320" table:style-name="ce10">
            <text:p>216.320</text:p>
          </table:table-cell>
          <table:table-cell office:value-type="float" office:value="139718" table:style-name="ce10">
            <text:p>139.718</text:p>
          </table:table-cell>
          <table:table-cell office:value-type="percentage" office:value="0.64588572485207096" table:style-name="ce11">
            <text:p>65%</text:p>
          </table:table-cell>
          <table:table-cell office:value-type="date" office:date-value="2021-01-14T00:00:00" table:style-name="ce2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Aragón</text:p>
          </table:table-cell>
          <table:table-cell office:value-type="float" office:value="35415" table:style-name="ce13">
            <text:p>35.415</text:p>
          </table:table-cell>
          <table:table-cell office:value-type="float" office:value="1200" table:style-name="ce13">
            <text:p>1.200</text:p>
          </table:table-cell>
          <table:table-cell office:value-type="float" office:value="36615" table:style-name="ce13">
            <text:p>36.615</text:p>
          </table:table-cell>
          <table:table-cell office:value-type="float" office:value="23619" table:style-name="ce13">
            <text:p>23.619</text:p>
          </table:table-cell>
          <table:table-cell office:value-type="percentage" office:value="0.64506349856616141" table:style-name="ce14">
            <text:p>65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Asturias<text:s/></text:p>
          </table:table-cell>
          <table:table-cell office:value-type="float" office:value="35420" table:style-name="ce13">
            <text:p>35.420</text:p>
          </table:table-cell>
          <table:table-cell office:value-type="float" office:value="1200" table:style-name="ce13">
            <text:p>1.200</text:p>
          </table:table-cell>
          <table:table-cell office:value-type="float" office:value="36620" table:style-name="ce13">
            <text:p>36.620</text:p>
          </table:table-cell>
          <table:table-cell office:value-type="float" office:value="31247" table:style-name="ce13">
            <text:p>31.247</text:p>
          </table:table-cell>
          <table:table-cell office:value-type="percentage" office:value="0.85327689787001637" table:style-name="ce14">
            <text:p>85%</text:p>
          </table:table-cell>
          <table:table-cell office:value-type="date" office:date-value="2021-01-15T00:00:00" table:style-name="ce3">
            <text:p>15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Baleares</text:p>
          </table:table-cell>
          <table:table-cell office:value-type="float" office:value="12840" table:style-name="ce13">
            <text:p>12.840</text:p>
          </table:table-cell>
          <table:table-cell office:value-type="float" office:value="600" table:style-name="ce13">
            <text:p>600</text:p>
          </table:table-cell>
          <table:table-cell office:value-type="float" office:value="13440" table:style-name="ce13">
            <text:p>13.440</text:p>
          </table:table-cell>
          <table:table-cell office:value-type="float" office:value="9366" table:style-name="ce13">
            <text:p>9.366</text:p>
          </table:table-cell>
          <table:table-cell office:value-type="percentage" office:value="0.69687500000000002" table:style-name="ce14">
            <text:p>70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anarias</text:p>
          </table:table-cell>
          <table:table-cell office:value-type="float" office:value="41310" table:style-name="ce13">
            <text:p>41.310</text:p>
          </table:table-cell>
          <table:table-cell office:value-type="float" office:value="1300" table:style-name="ce13">
            <text:p>1.300</text:p>
          </table:table-cell>
          <table:table-cell office:value-type="float" office:value="42610" table:style-name="ce13">
            <text:p>42.610</text:p>
          </table:table-cell>
          <table:table-cell office:value-type="float" office:value="30732" table:style-name="ce13">
            <text:p>30.732</text:p>
          </table:table-cell>
          <table:table-cell office:value-type="percentage" office:value="0.72123914574043657" table:style-name="ce14">
            <text:p>72%</text:p>
          </table:table-cell>
          <table:table-cell office:value-type="date" office:date-value="2021-01-15T00:00:00" table:style-name="ce3">
            <text:p>15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antabria</text:p>
          </table:table-cell>
          <table:table-cell office:value-type="float" office:value="17700" table:style-name="ce13">
            <text:p>17.700</text:p>
          </table:table-cell>
          <table:table-cell office:value-type="float" office:value="500" table:style-name="ce13">
            <text:p>500</text:p>
          </table:table-cell>
          <table:table-cell office:value-type="float" office:value="18200" table:style-name="ce13">
            <text:p>18.200</text:p>
          </table:table-cell>
          <table:table-cell office:value-type="float" office:value="14639" table:style-name="ce13">
            <text:p>14.639</text:p>
          </table:table-cell>
          <table:table-cell office:value-type="percentage" office:value="0.80434065934065935" table:style-name="ce14">
            <text:p>80%</text:p>
          </table:table-cell>
          <table:table-cell office:value-type="date" office:date-value="2021-01-15T00:00:00" table:style-name="ce3">
            <text:p>15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astilla y Leon<text:s/></text:p>
          </table:table-cell>
          <table:table-cell office:value-type="float" office:value="76740" table:style-name="ce13">
            <text:p>76.740</text:p>
          </table:table-cell>
          <table:table-cell office:value-type="float" office:value="2500" table:style-name="ce13">
            <text:p>2.500</text:p>
          </table:table-cell>
          <table:table-cell office:value-type="float" office:value="79240" table:style-name="ce13">
            <text:p>79.240</text:p>
          </table:table-cell>
          <table:table-cell office:value-type="float" office:value="59411" table:style-name="ce13">
            <text:p>59.411</text:p>
          </table:table-cell>
          <table:table-cell office:value-type="percentage" office:value="0.74976022211004545" table:style-name="ce14">
            <text:p>75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astilla La Mancha</text:p>
          </table:table-cell>
          <table:table-cell office:value-type="float" office:value="53100" table:style-name="ce13">
            <text:p>53.100</text:p>
          </table:table-cell>
          <table:table-cell office:value-type="float" office:value="1700" table:style-name="ce13">
            <text:p>1.700</text:p>
          </table:table-cell>
          <table:table-cell office:value-type="float" office:value="54800" table:style-name="ce13">
            <text:p>54.800</text:p>
          </table:table-cell>
          <table:table-cell office:value-type="float" office:value="33809" table:style-name="ce13">
            <text:p>33.809</text:p>
          </table:table-cell>
          <table:table-cell office:value-type="percentage" office:value="0.61695255474452559" table:style-name="ce14">
            <text:p>62%</text:p>
          </table:table-cell>
          <table:table-cell office:value-type="date" office:date-value="2021-01-15T00:00:00" table:style-name="ce3">
            <text:p>15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ataluña</text:p>
          </table:table-cell>
          <table:table-cell office:value-type="float" office:value="180020" table:style-name="ce13">
            <text:p>180.020</text:p>
          </table:table-cell>
          <table:table-cell office:value-type="float" office:value="5800" table:style-name="ce13">
            <text:p>5.800</text:p>
          </table:table-cell>
          <table:table-cell office:value-type="float" office:value="185820" table:style-name="ce13">
            <text:p>185.820</text:p>
          </table:table-cell>
          <table:table-cell office:value-type="float" office:value="122577" table:style-name="ce13">
            <text:p>122.577</text:p>
          </table:table-cell>
          <table:table-cell office:value-type="percentage" office:value="0.65965450435905715" table:style-name="ce14">
            <text:p>66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. Valenciana</text:p>
          </table:table-cell>
          <table:table-cell office:value-type="float" office:value="91450" table:style-name="ce13">
            <text:p>91.450</text:p>
          </table:table-cell>
          <table:table-cell office:value-type="float" office:value="2900" table:style-name="ce13">
            <text:p>2.900</text:p>
          </table:table-cell>
          <table:table-cell office:value-type="float" office:value="94350" table:style-name="ce13">
            <text:p>94.350</text:p>
          </table:table-cell>
          <table:table-cell office:value-type="float" office:value="86927" table:style-name="ce13">
            <text:p>86.927</text:p>
          </table:table-cell>
          <table:table-cell office:value-type="percentage" office:value="0.92132485426603072" table:style-name="ce14">
            <text:p>92%</text:p>
          </table:table-cell>
          <table:table-cell office:value-type="date" office:date-value="2021-01-15T00:00:00" table:style-name="ce3">
            <text:p>15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Extremadura</text:p>
          </table:table-cell>
          <table:table-cell office:value-type="float" office:value="32450" table:style-name="ce13">
            <text:p>32.450</text:p>
          </table:table-cell>
          <table:table-cell office:value-type="float" office:value="1000" table:style-name="ce13">
            <text:p>1.000</text:p>
          </table:table-cell>
          <table:table-cell office:value-type="float" office:value="33450" table:style-name="ce13">
            <text:p>33.450</text:p>
          </table:table-cell>
          <table:table-cell office:value-type="float" office:value="22322" table:style-name="ce13">
            <text:p>22.322</text:p>
          </table:table-cell>
          <table:table-cell office:value-type="percentage" office:value="0.6673243647234679" table:style-name="ce14">
            <text:p>67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Galicia</text:p>
          </table:table-cell>
          <table:table-cell office:value-type="float" office:value="56080" table:style-name="ce13">
            <text:p>56.080</text:p>
          </table:table-cell>
          <table:table-cell office:value-type="float" office:value="1800" table:style-name="ce13">
            <text:p>1.800</text:p>
          </table:table-cell>
          <table:table-cell office:value-type="float" office:value="57880" table:style-name="ce13">
            <text:p>57.880</text:p>
          </table:table-cell>
          <table:table-cell office:value-type="float" office:value="49768" table:style-name="ce13">
            <text:p>49.768</text:p>
          </table:table-cell>
          <table:table-cell office:value-type="percentage" office:value="0.85984796129923979" table:style-name="ce14">
            <text:p>86%</text:p>
          </table:table-cell>
          <table:table-cell office:value-type="date" office:date-value="2021-01-15T00:00:00" table:style-name="ce3">
            <text:p>15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La Rioja</text:p>
          </table:table-cell>
          <table:table-cell office:value-type="float" office:value="8840" table:style-name="ce13">
            <text:p>8.840</text:p>
          </table:table-cell>
          <table:table-cell office:value-type="float" office:value="200" table:style-name="ce13">
            <text:p>200</text:p>
          </table:table-cell>
          <table:table-cell office:value-type="float" office:value="9040" table:style-name="ce13">
            <text:p>9.040</text:p>
          </table:table-cell>
          <table:table-cell office:value-type="float" office:value="5953" table:style-name="ce13">
            <text:p>5.953</text:p>
          </table:table-cell>
          <table:table-cell office:value-type="percentage" office:value="0.65851769911504421" table:style-name="ce14">
            <text:p>66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Madrid</text:p>
          </table:table-cell>
          <table:table-cell office:value-type="float" office:value="147540" table:style-name="ce13">
            <text:p>147.540</text:p>
          </table:table-cell>
          <table:table-cell office:value-type="float" office:value="4700" table:style-name="ce13">
            <text:p>4.700</text:p>
          </table:table-cell>
          <table:table-cell office:value-type="float" office:value="152240" table:style-name="ce13">
            <text:p>152.240</text:p>
          </table:table-cell>
          <table:table-cell office:value-type="float" office:value="77921" table:style-name="ce13">
            <text:p>77.921</text:p>
          </table:table-cell>
          <table:table-cell office:value-type="percentage" office:value="0.51183000525486078" table:style-name="ce14">
            <text:p>51%</text:p>
          </table:table-cell>
          <table:table-cell office:value-type="date" office:date-value="2021-01-15T00:00:00" table:style-name="ce3">
            <text:p>15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Murcia<text:s/></text:p>
          </table:table-cell>
          <table:table-cell office:value-type="float" office:value="38360" table:style-name="ce13">
            <text:p>38.360</text:p>
          </table:table-cell>
          <table:table-cell office:value-type="float" office:value="1200" table:style-name="ce13">
            <text:p>1.200</text:p>
          </table:table-cell>
          <table:table-cell office:value-type="float" office:value="39560" table:style-name="ce13">
            <text:p>39.560</text:p>
          </table:table-cell>
          <table:table-cell office:value-type="float" office:value="27001" table:style-name="ce13">
            <text:p>27.001</text:p>
          </table:table-cell>
          <table:table-cell office:value-type="percentage" office:value="0.68253286147623859" table:style-name="ce14">
            <text:p>68%</text:p>
          </table:table-cell>
          <table:table-cell office:value-type="date" office:date-value="2021-01-15T00:00:00" table:style-name="ce3">
            <text:p>15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Navarra</text:p>
          </table:table-cell>
          <table:table-cell office:value-type="float" office:value="17700" table:style-name="ce13">
            <text:p>17.700</text:p>
          </table:table-cell>
          <table:table-cell office:value-type="float" office:value="500" table:style-name="ce13">
            <text:p>500</text:p>
          </table:table-cell>
          <table:table-cell office:value-type="float" office:value="18200" table:style-name="ce13">
            <text:p>18.200</text:p>
          </table:table-cell>
          <table:table-cell office:value-type="float" office:value="9305" table:style-name="ce13">
            <text:p>9.305</text:p>
          </table:table-cell>
          <table:table-cell office:value-type="percentage" office:value="0.51126373626373622" table:style-name="ce14">
            <text:p>51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aís Vasco</text:p>
          </table:table-cell>
          <table:table-cell office:value-type="float" office:value="47205" table:style-name="ce13">
            <text:p>47.205</text:p>
          </table:table-cell>
          <table:table-cell office:value-type="float" office:value="1400" table:style-name="ce13">
            <text:p>1.400</text:p>
          </table:table-cell>
          <table:table-cell office:value-type="float" office:value="48605" table:style-name="ce13">
            <text:p>48.605</text:p>
          </table:table-cell>
          <table:table-cell office:value-type="float" office:value="22464" table:style-name="ce13">
            <text:p>22.464</text:p>
          </table:table-cell>
          <table:table-cell office:value-type="percentage" office:value="0.46217467338751156" table:style-name="ce14">
            <text:p>46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Ceuta</text:p>
          </table:table-cell>
          <table:table-cell office:value-type="float" office:value="1005" table:style-name="ce13">
            <text:p>1.005</text:p>
          </table:table-cell>
          <table:table-cell office:value-type="float" office:value="200" table:style-name="ce13">
            <text:p>200</text:p>
          </table:table-cell>
          <table:table-cell office:value-type="float" office:value="1205" table:style-name="ce13">
            <text:p>1.205</text:p>
          </table:table-cell>
          <table:table-cell office:value-type="float" office:value="941" table:style-name="ce13">
            <text:p>941</text:p>
          </table:table-cell>
          <table:table-cell office:value-type="percentage" office:value="0.78091286307053942" table:style-name="ce14">
            <text:p>78%</text:p>
          </table:table-cell>
          <table:table-cell office:value-type="date" office:date-value="2021-01-14T00:00:00" table:style-name="ce3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Melilla</text:p>
          </table:table-cell>
          <table:table-cell office:value-type="float" office:value="1005" table:style-name="ce13">
            <text:p>1.005</text:p>
          </table:table-cell>
          <table:table-cell office:value-type="float" office:value="200" table:style-name="ce13">
            <text:p>200</text:p>
          </table:table-cell>
          <table:table-cell office:value-type="float" office:value="1205" table:style-name="ce13">
            <text:p>1.205</text:p>
          </table:table-cell>
          <table:table-cell office:value-type="float" office:value="1230" table:style-name="ce13">
            <text:p>1.230</text:p>
          </table:table-cell>
          <table:table-cell office:value-type="percentage" office:value="1.0207468879668049" table:style-name="ce14">
            <text:p>102%</text:p>
          </table:table-cell>
          <table:table-cell office:value-type="date" office:date-value="2021-01-14T00:00:00" table:style-name="ce4">
            <text:p>14/01/2021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Totales</text:p>
          </table:table-cell>
          <table:table-cell office:value-type="float" office:value="1103700" table:style-name="ce16">
            <text:p>1.103.700</text:p>
          </table:table-cell>
          <table:table-cell office:value-type="float" office:value="35700" table:style-name="ce16">
            <text:p>35.700</text:p>
          </table:table-cell>
          <table:table-cell office:value-type="float" office:value="1139400" table:style-name="ce16">
            <text:p>1.139.400</text:p>
          </table:table-cell>
          <table:table-cell office:value-type="float" office:value="768950" table:style-name="ce16">
            <text:p>768.950</text:p>
          </table:table-cell>
          <table:table-cell office:value-type="percentage" office:value="0.67487274003861686" table:style-name="ce17">
            <text:p>67%</text:p>
          </table:table-cell>
          <table:table-cell table:style-name="ce1"/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15T16:20:16Z</dc:date>
  </office:meta>
</office:document-meta>
</file>